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25-03-1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24-02-2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23-02-1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22-02-1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21-02-26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20-02-2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19-02-0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18-03-0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17-01-1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16-02-05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15-02-1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14-01-1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13-01-1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11-12-2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11-01-0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09-12-18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09-02-2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08-03-04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07-02-2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06-02-09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2005-02-2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136095212101</text:p>
          </table:table-cell>
          <table:table-cell office:value-type="string" calcext:value-type="string">
            <text:p>TS-60-54-406</text:p>
          </table:table-cell>
          <table:table-cell office:value-type="string" calcext:value-type="string">
            <text:p>199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